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d573" officeooo:paragraph-rsid="000ed573"/>
    </style:style>
    <style:style style:name="P2" style:family="paragraph" style:parent-style-name="Text_20_body">
      <style:text-properties officeooo:rsid="000ed573" officeooo:paragraph-rsid="002e58ce"/>
    </style:style>
    <style:style style:name="P3" style:family="paragraph" style:parent-style-name="Text_20_body">
      <style:text-properties style:text-underline-style="solid" style:text-underline-width="auto" style:text-underline-color="font-color" officeooo:rsid="000ed573" officeooo:paragraph-rsid="000ed573"/>
    </style:style>
    <style:style style:name="P4" style:family="paragraph" style:parent-style-name="Text_20_body">
      <style:text-properties style:text-underline-style="solid" style:text-underline-width="auto" style:text-underline-color="font-color" officeooo:rsid="000ed573" officeooo:paragraph-rsid="0013a5ea"/>
    </style:style>
    <style:style style:name="P5" style:family="paragraph" style:parent-style-name="Text_20_body">
      <style:text-properties officeooo:paragraph-rsid="0013a5ea"/>
    </style:style>
    <style:style style:name="P6" style:family="paragraph" style:parent-style-name="Text_20_body">
      <style:text-properties officeooo:paragraph-rsid="00391463"/>
    </style:style>
    <style:style style:name="P7" style:family="paragraph" style:parent-style-name="Text_20_body">
      <style:text-properties officeooo:paragraph-rsid="0039ef05"/>
    </style:style>
    <style:style style:name="P8" style:family="paragraph" style:parent-style-name="Text_20_body">
      <style:text-properties officeooo:rsid="00109922" officeooo:paragraph-rsid="0051c736"/>
    </style:style>
    <style:style style:name="P9" style:family="paragraph" style:parent-style-name="Text_20_body">
      <style:text-properties officeooo:rsid="0056c91b" officeooo:paragraph-rsid="0056c91b"/>
    </style:style>
    <style:style style:name="P10" style:family="paragraph" style:parent-style-name="Text_20_body">
      <style:text-properties officeooo:rsid="0011949a" officeooo:paragraph-rsid="00617731"/>
    </style:style>
    <style:style style:name="P11" style:family="paragraph" style:parent-style-name="Text_20_body">
      <style:text-properties officeooo:rsid="00622e42" officeooo:paragraph-rsid="00622e42"/>
    </style:style>
    <style:style style:name="P12" style:family="paragraph" style:parent-style-name="Text_20_body">
      <style:text-properties officeooo:paragraph-rsid="006f5276"/>
    </style:style>
    <style:style style:name="P13" style:family="paragraph" style:parent-style-name="Text_20_body">
      <style:text-properties officeooo:rsid="00a737cf" officeooo:paragraph-rsid="00a737cf"/>
    </style:style>
    <style:style style:name="P14" style:family="paragraph" style:parent-style-name="Text_20_body">
      <style:text-properties officeooo:rsid="001c914a" officeooo:paragraph-rsid="001dccb6"/>
    </style:style>
    <style:style style:name="P15" style:family="paragraph" style:parent-style-name="Text_20_body">
      <style:text-properties officeooo:rsid="00c6efb5" officeooo:paragraph-rsid="00d031e2"/>
    </style:style>
    <style:style style:name="P16" style:family="paragraph" style:parent-style-name="Text_20_body">
      <style:text-properties officeooo:rsid="00ce4f48" officeooo:paragraph-rsid="00cef7d0"/>
    </style:style>
    <style:style style:name="P17" style:family="paragraph" style:parent-style-name="Text_20_body">
      <style:text-properties officeooo:rsid="00d17606" officeooo:paragraph-rsid="00d17606"/>
    </style:style>
    <style:style style:name="P18" style:family="paragraph" style:parent-style-name="Text_20_body">
      <style:text-properties officeooo:rsid="00d17606" officeooo:paragraph-rsid="00d46932"/>
    </style:style>
    <style:style style:name="P19" style:family="paragraph" style:parent-style-name="Text_20_body">
      <style:text-properties officeooo:rsid="00d5e012" officeooo:paragraph-rsid="00d5e012"/>
    </style:style>
    <style:style style:name="P20" style:family="paragraph" style:parent-style-name="Text_20_body">
      <style:text-properties officeooo:rsid="00d6a9e3" officeooo:paragraph-rsid="00d6a9e3"/>
    </style:style>
    <style:style style:name="P21" style:family="paragraph" style:parent-style-name="Text_20_body">
      <style:text-properties officeooo:paragraph-rsid="00e071c5"/>
    </style:style>
    <style:style style:name="P22" style:family="paragraph" style:parent-style-name="Text_20_body">
      <style:text-properties officeooo:paragraph-rsid="00e4b1b6"/>
    </style:style>
    <style:style style:name="P23" style:family="paragraph" style:parent-style-name="Text_20_body">
      <style:text-properties officeooo:rsid="00ea8517" officeooo:paragraph-rsid="00ea8517"/>
    </style:style>
    <style:style style:name="P24" style:family="paragraph" style:parent-style-name="Text_20_body">
      <style:text-properties officeooo:paragraph-rsid="00f6e56d"/>
    </style:style>
    <style:style style:name="P25" style:family="paragraph" style:parent-style-name="Text_20_body">
      <style:text-properties officeooo:paragraph-rsid="00fb0dc9"/>
    </style:style>
    <style:style style:name="P26" style:family="paragraph" style:parent-style-name="Text_20_body">
      <style:text-properties officeooo:paragraph-rsid="01061b80"/>
    </style:style>
    <style:style style:name="P27" style:family="paragraph" style:parent-style-name="Standard">
      <style:text-properties officeooo:paragraph-rsid="00b107db"/>
    </style:style>
    <style:style style:name="P28" style:family="paragraph" style:parent-style-name="Standard">
      <style:text-properties officeooo:paragraph-rsid="00b89e74"/>
    </style:style>
    <style:style style:name="P29" style:family="paragraph" style:parent-style-name="Text_20_body">
      <style:paragraph-properties fo:break-before="page"/>
      <style:text-properties officeooo:paragraph-rsid="01061b80"/>
    </style:style>
    <style:style style:name="P30" style:family="paragraph" style:parent-style-name="Title">
      <style:text-properties fo:font-size="20pt" officeooo:paragraph-rsid="0108001b" style:font-size-asian="20pt" style:font-size-complex="20pt"/>
    </style:style>
    <style:style style:name="P31" style:family="paragraph" style:parent-style-name="Text_20_body">
      <style:text-properties style:text-underline-style="solid" style:text-underline-width="auto" style:text-underline-color="font-color" officeooo:rsid="000ed573" officeooo:paragraph-rsid="000ed573"/>
    </style:style>
    <style:style style:name="P32" style:family="paragraph" style:parent-style-name="Text_20_body">
      <style:text-properties officeooo:rsid="0013a5ea" officeooo:paragraph-rsid="006b5674"/>
    </style:style>
    <style:style style:name="P33" style:family="paragraph" style:parent-style-name="Text_20_body">
      <style:text-properties officeooo:rsid="00bd3980" officeooo:paragraph-rsid="00bd3980"/>
    </style:style>
    <style:style style:name="P34" style:family="paragraph" style:parent-style-name="Text_20_body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italic" style:text-underline-style="none" fo:font-weight="normal" officeooo:rsid="01041849" officeooo:paragraph-rsid="01041849" style:text-blinking="false" fo:background-color="#e5f1f9" style:font-style-asian="italic" style:font-style-complex="italic"/>
    </style:style>
    <style:style style:name="T1" style:family="text">
      <style:text-properties officeooo:rsid="00109922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 officeooo:rsid="0093e6c1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officeooo:rsid="009402df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 officeooo:rsid="00977ac2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99d107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 officeooo:rsid="009c1fa5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officeooo:rsid="009d7f7a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 officeooo:rsid="009e1480"/>
    </style:style>
    <style:style style:name="T9" style:family="text">
      <style:text-properties fo:font-variant="normal" fo:text-transform="none" fo:color="#202122" style:font-name="sans-serif" fo:font-size="10.5pt" fo:letter-spacing="normal" fo:font-style="normal" fo:font-weight="normal" officeooo:rsid="00a18048"/>
    </style:style>
    <style:style style:name="T10" style:family="text">
      <style:text-properties fo:font-variant="normal" fo:text-transform="none" fo:color="#202122" style:font-name="sans-serif" fo:font-size="10.5pt" fo:letter-spacing="normal" fo:font-style="normal" fo:font-weight="normal" officeooo:rsid="00a3cfe5"/>
    </style:style>
    <style:style style:name="T11" style:family="text">
      <style:text-properties fo:font-variant="normal" fo:text-transform="none" fo:color="#202122" style:font-name="sans-serif" fo:font-size="10.5pt" fo:letter-spacing="normal" fo:font-style="normal" fo:font-weight="normal" officeooo:rsid="00a443f7"/>
    </style:style>
    <style:style style:name="T12" style:family="text">
      <style:text-properties fo:font-variant="normal" fo:text-transform="none" fo:color="#202122" style:font-name="sans-serif" fo:font-size="10.5pt" fo:letter-spacing="normal" fo:font-style="normal" fo:font-weight="normal" officeooo:rsid="00a5d726"/>
    </style:style>
    <style:style style:name="T13" style:family="text">
      <style:text-properties fo:font-variant="normal" fo:text-transform="none" fo:color="#202122" style:font-name="sans-serif" fo:font-size="10.5pt" fo:letter-spacing="normal" fo:font-style="normal" fo:font-weight="normal" officeooo:rsid="00a6c871"/>
    </style:style>
    <style:style style:name="T14" style:family="text">
      <style:text-properties fo:font-variant="normal" fo:text-transform="none" fo:color="#202122" style:font-name="sans-serif" fo:font-size="10.5pt" fo:letter-spacing="normal" fo:font-style="normal" fo:font-weight="normal" officeooo:rsid="00a6f747"/>
    </style:style>
    <style:style style:name="T15" style:family="text">
      <style:text-properties fo:font-variant="normal" fo:text-transform="none" fo:color="#202122" style:font-name="sans-serif" fo:font-size="10.5pt" fo:letter-spacing="normal" fo:font-style="normal" fo:font-weight="normal" officeooo:rsid="00aa0104"/>
    </style:style>
    <style:style style:name="T16" style:family="text">
      <style:text-properties fo:font-variant="normal" fo:text-transform="none" fo:color="#202122" style:font-name="sans-serif" fo:font-size="10.5pt" fo:letter-spacing="normal" fo:font-style="normal" fo:font-weight="normal" officeooo:rsid="00ab25b6"/>
    </style:style>
    <style:style style:name="T17" style:family="text">
      <style:text-properties fo:font-variant="normal" fo:text-transform="none" fo:color="#202122" style:font-name="sans-serif" fo:font-size="10.5pt" fo:letter-spacing="normal" fo:font-style="normal" fo:font-weight="normal" officeooo:rsid="00ac4231"/>
    </style:style>
    <style:style style:name="T18" style:family="text">
      <style:text-properties fo:font-variant="normal" fo:text-transform="none" fo:color="#202122" style:font-name="sans-serif" fo:font-size="10.5pt" fo:letter-spacing="normal" fo:font-style="normal" fo:font-weight="normal" officeooo:rsid="00e69096"/>
    </style:style>
    <style:style style:name="T19" style:family="text">
      <style:text-properties fo:font-variant="normal" fo:text-transform="none" fo:color="#202122" style:font-name="sans-serif" fo:font-size="10.5pt" fo:letter-spacing="normal" fo:font-style="normal" fo:font-weight="normal" officeooo:rsid="00ea45ff"/>
    </style:style>
    <style:style style:name="T20" style:family="text">
      <style:text-properties fo:font-variant="normal" fo:text-transform="none" fo:color="#202122" style:font-name="sans-serif" fo:font-size="10.5pt" fo:letter-spacing="normal" fo:font-style="normal" fo:font-weight="normal" officeooo:rsid="00ecba75"/>
    </style:style>
    <style:style style:name="T21" style:family="text">
      <style:text-properties fo:font-variant="normal" fo:text-transform="none" fo:color="#202122" style:font-name="Liberation Serif1" fo:font-size="10.5pt" fo:letter-spacing="normal" fo:font-style="normal" fo:font-weight="normal" officeooo:rsid="002a1524"/>
    </style:style>
    <style:style style:name="T22" style:family="text">
      <style:text-properties fo:font-variant="normal" fo:text-transform="none" fo:color="#202122" style:font-name="Liberation Serif1" fo:font-size="10.5pt" fo:letter-spacing="normal" fo:font-style="normal" fo:font-weight="normal" officeooo:rsid="00ac4231"/>
    </style:style>
    <style:style style:name="T23" style:family="text">
      <style:text-properties fo:font-variant="normal" fo:text-transform="none" fo:color="#202122" style:text-position="super 58%" style:font-name="Liberation Serif1" fo:font-size="10.5pt" fo:letter-spacing="normal" fo:font-style="normal" fo:font-weight="normal" officeooo:rsid="00ac4231"/>
    </style:style>
    <style:style style:name="T24" style:family="text">
      <style:text-properties fo:font-variant="normal" fo:text-transform="none" fo:color="#202122" style:text-position="super 58%" style:font-name="sans-serif" fo:font-size="10.5pt" fo:letter-spacing="normal" fo:font-style="normal" fo:font-weight="normal" officeooo:rsid="00ecba75"/>
    </style:style>
    <style:style style:name="T25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ac4231"/>
    </style:style>
    <style:style style:name="T26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b3dd9b"/>
    </style:style>
    <style:style style:name="T27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b9074b"/>
    </style:style>
    <style:style style:name="T28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ba88e0"/>
    </style:style>
    <style:style style:name="T29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2a1524"/>
    </style:style>
    <style:style style:name="T30" style:family="text">
      <style:text-properties fo:font-variant="normal" fo:text-transform="none" fo:color="#202122" style:text-position="0% 100%" style:font-name="Liberation Serif" fo:font-size="10.5pt" fo:letter-spacing="normal" fo:font-style="normal" fo:font-weight="normal" officeooo:rsid="00af8de1"/>
    </style:style>
    <style:style style:name="T31" style:family="text">
      <style:text-properties fo:font-variant="normal" fo:text-transform="none" fo:color="#202122" style:text-position="0% 100%" style:font-name="Liberation Serif" fo:font-size="10.5pt" fo:letter-spacing="normal" fo:font-style="normal" fo:font-weight="normal" officeooo:rsid="00b04135"/>
    </style:style>
    <style:style style:name="T32" style:family="text">
      <style:text-properties fo:font-variant="normal" fo:text-transform="none" fo:color="#202122" style:text-position="0% 100%" style:font-name="Liberation Serif" fo:font-size="10.5pt" fo:letter-spacing="normal" fo:font-style="normal" fo:font-weight="normal" officeooo:rsid="00b080ab"/>
    </style:style>
    <style:style style:name="T33" style:family="text">
      <style:text-properties fo:font-variant="normal" fo:text-transform="none" fo:color="#202122" style:text-position="0% 100%" style:font-name="sans-serif" fo:font-size="10.5pt" fo:letter-spacing="normal" fo:font-style="normal" fo:font-weight="normal"/>
    </style:style>
    <style:style style:name="T34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a18048"/>
    </style:style>
    <style:style style:name="T35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9e1480"/>
    </style:style>
    <style:style style:name="T36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61dbd"/>
    </style:style>
    <style:style style:name="T37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a3cfe5"/>
    </style:style>
    <style:style style:name="T38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a443f7"/>
    </style:style>
    <style:style style:name="T39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8e83f"/>
    </style:style>
    <style:style style:name="T40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9074b"/>
    </style:style>
    <style:style style:name="T41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bd4c2"/>
    </style:style>
    <style:style style:name="T42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c7d3c"/>
    </style:style>
    <style:style style:name="T43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cba75"/>
    </style:style>
    <style:style style:name="T44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ef643"/>
    </style:style>
    <style:style style:name="T45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f25838"/>
    </style:style>
    <style:style style:name="T46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f0d896"/>
    </style:style>
    <style:style style:name="T47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10012f7"/>
    </style:style>
    <style:style style:name="T48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a45ff"/>
    </style:style>
    <style:style style:name="T49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102664c"/>
    </style:style>
    <style:style style:name="T50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25838" style:text-blinking="false" fo:background-color="#e5f1f9" loext:char-shading-value="0"/>
    </style:style>
    <style:style style:name="T51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3b461" style:text-blinking="false" fo:background-color="#e5f1f9" loext:char-shading-value="0"/>
    </style:style>
    <style:style style:name="T52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581e1" style:text-blinking="false" fo:background-color="#e5f1f9" loext:char-shading-value="0"/>
    </style:style>
    <style:style style:name="T53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a443f7" style:text-blinking="false" fo:background-color="#e5f1f9" loext:char-shading-value="0"/>
    </style:style>
    <style:style style:name="T54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b0dc9" style:text-blinking="false" fo:background-color="#e5f1f9" loext:char-shading-value="0"/>
    </style:style>
    <style:style style:name="T55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d0850" style:text-blinking="false" fo:background-color="#e5f1f9" loext:char-shading-value="0"/>
    </style:style>
    <style:style style:name="T56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e6f41" style:text-blinking="false" fo:background-color="#e5f1f9" loext:char-shading-value="0"/>
    </style:style>
    <style:style style:name="T57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33ab7" style:text-blinking="false" fo:background-color="#e5f1f9" loext:char-shading-value="0"/>
    </style:style>
    <style:style style:name="T58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38d78" style:text-blinking="false" fo:background-color="#e5f1f9" loext:char-shading-value="0"/>
    </style:style>
    <style:style style:name="T59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b8e7b" style:text-blinking="false" fo:background-color="#e5f1f9" loext:char-shading-value="0"/>
    </style:style>
    <style:style style:name="T60" style:family="text">
      <style:text-properties fo:font-variant="normal" fo:text-transform="none" fo:color="#202122" style:text-line-through-style="none" style:text-line-through-type="none" style:text-position="0% 100%" style:font-name="Liberation Serif1" fo:font-size="10.5pt" fo:letter-spacing="normal" fo:font-style="normal" style:text-underline-style="none" fo:font-weight="normal" officeooo:rsid="002a1524" style:text-blinking="false" fo:background-color="#e5f1f9" loext:char-shading-value="0"/>
    </style:style>
    <style:style style:name="T61" style:family="text">
      <style:text-properties fo:font-variant="normal" fo:text-transform="none" fo:color="#202122" style:text-line-through-style="none" style:text-line-through-type="none" style:text-position="super 58%" style:font-name="sans-serif" fo:font-size="10.5pt" fo:letter-spacing="normal" fo:font-style="normal" style:text-underline-style="none" fo:font-weight="normal" officeooo:rsid="00f6e56d" style:text-blinking="false" fo:background-color="#e5f1f9" loext:char-shading-value="0"/>
    </style:style>
    <style:style style:name="T62" style:family="text">
      <style:text-properties fo:font-variant="normal" fo:text-transform="none" fo:color="#202122" style:text-line-through-style="none" style:text-line-through-type="none" style:text-position="super 58%" style:font-name="sans-serif" fo:font-size="10.5pt" fo:letter-spacing="normal" fo:font-style="normal" style:text-underline-style="none" fo:font-weight="normal" officeooo:rsid="00fb0dc9" style:text-blinking="false" fo:background-color="#e5f1f9" loext:char-shading-value="0"/>
    </style:style>
    <style:style style:name="T63" style:family="text">
      <style:text-properties fo:font-weight="normal" officeooo:rsid="00cc3ee6" style:font-weight-asian="normal" style:font-weight-complex="normal"/>
    </style:style>
    <style:style style:name="T64" style:family="text">
      <style:text-properties officeooo:rsid="0013a5ea"/>
    </style:style>
    <style:style style:name="T65" style:family="text">
      <style:text-properties style:text-underline-style="solid" style:text-underline-width="auto" style:text-underline-color="font-color" officeooo:rsid="00174ce1"/>
    </style:style>
    <style:style style:name="T66" style:family="text">
      <style:text-properties style:text-underline-style="solid" style:text-underline-width="auto" style:text-underline-color="font-color" officeooo:rsid="000ed573"/>
    </style:style>
    <style:style style:name="T67" style:family="text">
      <style:text-properties style:text-underline-style="solid" style:text-underline-width="auto" style:text-underline-color="font-color" officeooo:rsid="00109922"/>
    </style:style>
    <style:style style:name="T68" style:family="text">
      <style:text-properties officeooo:rsid="0014f7af"/>
    </style:style>
    <style:style style:name="T69" style:family="text">
      <style:text-properties officeooo:rsid="0017b803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dccb6" style:font-weight-asian="bold" style:font-weight-complex="bold"/>
    </style:style>
    <style:style style:name="T72" style:family="text">
      <style:text-properties fo:font-weight="bold" officeooo:rsid="00c88f3d" style:font-weight-asian="bold" style:font-weight-complex="bold"/>
    </style:style>
    <style:style style:name="T73" style:family="text">
      <style:text-properties fo:font-style="italic" officeooo:rsid="001f474f" style:font-style-asian="italic" style:font-style-complex="italic"/>
    </style:style>
    <style:style style:name="T74" style:family="text">
      <style:text-properties officeooo:rsid="001accf9"/>
    </style:style>
    <style:style style:name="T75" style:family="text">
      <style:text-properties officeooo:rsid="001f474f"/>
    </style:style>
    <style:style style:name="T76" style:family="text">
      <style:text-properties officeooo:rsid="00254a49"/>
    </style:style>
    <style:style style:name="T77" style:family="text">
      <style:text-properties officeooo:rsid="0026738b"/>
    </style:style>
    <style:style style:name="T78" style:family="text">
      <style:text-properties officeooo:rsid="002a1524"/>
    </style:style>
    <style:style style:name="T79" style:family="text">
      <style:text-properties style:font-name="Liberation Serif1"/>
    </style:style>
    <style:style style:name="T80" style:family="text">
      <style:text-properties style:font-name="Liberation Serif1" officeooo:rsid="002a1524"/>
    </style:style>
    <style:style style:name="T81" style:family="text">
      <style:text-properties style:font-name="Liberation Serif1" officeooo:rsid="004b1c45"/>
    </style:style>
    <style:style style:name="T82" style:family="text">
      <style:text-properties style:font-name="Liberation Serif1" officeooo:rsid="004c5e29"/>
    </style:style>
    <style:style style:name="T83" style:family="text">
      <style:text-properties style:font-name="Liberation Serif1" officeooo:rsid="004d255b"/>
    </style:style>
    <style:style style:name="T84" style:family="text">
      <style:text-properties style:font-name="Liberation Serif1" officeooo:rsid="004da1a8"/>
    </style:style>
    <style:style style:name="T85" style:family="text">
      <style:text-properties style:font-name="Liberation Serif1" officeooo:rsid="004db05c"/>
    </style:style>
    <style:style style:name="T86" style:family="text">
      <style:text-properties style:font-name="Liberation Serif1" officeooo:rsid="006afbc0"/>
    </style:style>
    <style:style style:name="T87" style:family="text">
      <style:text-properties style:font-name="Liberation Serif1" officeooo:rsid="00cef7d0"/>
    </style:style>
    <style:style style:name="T88" style:family="text">
      <style:text-properties style:font-name="Liberation Serif1" officeooo:rsid="00d2f790"/>
    </style:style>
    <style:style style:name="T89" style:family="text">
      <style:text-properties style:font-name="Liberation Serif1" officeooo:rsid="00d46932"/>
    </style:style>
    <style:style style:name="T90" style:family="text">
      <style:text-properties style:font-name="Liberation Serif1" officeooo:rsid="00226249"/>
    </style:style>
    <style:style style:name="T91" style:family="text">
      <style:text-properties style:font-name="Liberation Serif1" officeooo:rsid="00d674f6"/>
    </style:style>
    <style:style style:name="T92" style:family="text">
      <style:text-properties style:font-name="Liberation Serif1" officeooo:rsid="00d7bf58"/>
    </style:style>
    <style:style style:name="T93" style:family="text">
      <style:text-properties style:font-name="Liberation Serif" officeooo:rsid="002a1524"/>
    </style:style>
    <style:style style:name="T94" style:family="text">
      <style:text-properties style:font-name="Liberation Serif" officeooo:rsid="00302d7b"/>
    </style:style>
    <style:style style:name="T95" style:family="text">
      <style:text-properties style:font-name="Liberation Serif" officeooo:rsid="00823981"/>
    </style:style>
    <style:style style:name="T96" style:family="text">
      <style:text-properties style:font-name="Liberation Serif" officeooo:rsid="0089adf6"/>
    </style:style>
    <style:style style:name="T97" style:family="text">
      <style:text-properties style:text-position="super 58%"/>
    </style:style>
    <style:style style:name="T98" style:family="text">
      <style:text-properties style:text-position="super 58%" style:font-name="Liberation Serif" officeooo:rsid="00302d7b"/>
    </style:style>
    <style:style style:name="T99" style:family="text">
      <style:text-properties style:text-position="super 58%" style:font-name="Liberation Serif" officeooo:rsid="00391463"/>
    </style:style>
    <style:style style:name="T100" style:family="text">
      <style:text-properties style:text-position="super 58%" style:font-name="Liberation Serif" officeooo:rsid="0053acb1"/>
    </style:style>
    <style:style style:name="T101" style:family="text">
      <style:text-properties style:text-position="super 58%" style:font-name="Liberation Serif" officeooo:rsid="00617731"/>
    </style:style>
    <style:style style:name="T102" style:family="text">
      <style:text-properties style:text-position="super 58%" style:font-name="Liberation Serif" officeooo:rsid="00823981"/>
    </style:style>
    <style:style style:name="T103" style:family="text">
      <style:text-properties style:text-position="super 58%" style:font-name="Liberation Serif" officeooo:rsid="008c3575"/>
    </style:style>
    <style:style style:name="T104" style:family="text">
      <style:text-properties style:text-position="super 58%" officeooo:rsid="0031cfa6"/>
    </style:style>
    <style:style style:name="T105" style:family="text">
      <style:text-properties style:text-position="super 58%" officeooo:rsid="006dd091"/>
    </style:style>
    <style:style style:name="T106" style:family="text">
      <style:text-properties style:text-position="super 58%" officeooo:rsid="00dd154a"/>
    </style:style>
    <style:style style:name="T107" style:family="text">
      <style:text-properties style:text-position="0% 100%" style:font-name="Liberation Serif"/>
    </style:style>
    <style:style style:name="T108" style:family="text">
      <style:text-properties style:text-position="0% 100%" style:font-name="Liberation Serif" officeooo:rsid="00302d7b"/>
    </style:style>
    <style:style style:name="T109" style:family="text">
      <style:text-properties style:text-position="0% 100%" style:font-name="Liberation Serif" officeooo:rsid="00309f10"/>
    </style:style>
    <style:style style:name="T110" style:family="text">
      <style:text-properties style:text-position="0% 100%" style:font-name="Liberation Serif" officeooo:rsid="0039d096"/>
    </style:style>
    <style:style style:name="T111" style:family="text">
      <style:text-properties style:text-position="0% 100%" style:font-name="Liberation Serif" officeooo:rsid="0058b0c4"/>
    </style:style>
    <style:style style:name="T112" style:family="text">
      <style:text-properties style:text-position="0% 100%" style:font-name="Liberation Serif" officeooo:rsid="0058b644"/>
    </style:style>
    <style:style style:name="T113" style:family="text">
      <style:text-properties style:text-position="0% 100%" style:font-name="Liberation Serif" officeooo:rsid="005c0ac0"/>
    </style:style>
    <style:style style:name="T114" style:family="text">
      <style:text-properties style:text-position="0% 100%" style:font-name="Liberation Serif" officeooo:rsid="005c8499"/>
    </style:style>
    <style:style style:name="T115" style:family="text">
      <style:text-properties style:text-position="0% 100%" style:font-name="Liberation Serif" officeooo:rsid="005cd0d5"/>
    </style:style>
    <style:style style:name="T116" style:family="text">
      <style:text-properties style:text-position="0% 100%" style:font-name="Liberation Serif" officeooo:rsid="005d774d"/>
    </style:style>
    <style:style style:name="T117" style:family="text">
      <style:text-properties style:text-position="0% 100%" style:font-name="Liberation Serif" officeooo:rsid="005ee09f"/>
    </style:style>
    <style:style style:name="T118" style:family="text">
      <style:text-properties style:text-position="0% 100%" style:font-name="Liberation Serif" officeooo:rsid="005f65ac"/>
    </style:style>
    <style:style style:name="T119" style:family="text">
      <style:text-properties style:text-position="0% 100%" style:font-name="Liberation Serif" officeooo:rsid="0063e68b"/>
    </style:style>
    <style:style style:name="T120" style:family="text">
      <style:text-properties style:text-position="0% 100%" style:font-name="Liberation Serif" officeooo:rsid="006774d9"/>
    </style:style>
    <style:style style:name="T121" style:family="text">
      <style:text-properties style:text-position="0% 100%" style:font-name="Liberation Serif" officeooo:rsid="0068fa24"/>
    </style:style>
    <style:style style:name="T122" style:family="text">
      <style:text-properties style:text-position="0% 100%" style:font-name="Liberation Serif" officeooo:rsid="0069b068"/>
    </style:style>
    <style:style style:name="T123" style:family="text">
      <style:text-properties style:text-position="0% 100%" style:font-name="Liberation Serif" officeooo:rsid="00823981"/>
    </style:style>
    <style:style style:name="T124" style:family="text">
      <style:text-properties style:text-position="0% 100%" style:font-name="Liberation Serif" officeooo:rsid="00852bc0"/>
    </style:style>
    <style:style style:name="T125" style:family="text">
      <style:text-properties style:text-position="0% 100%" style:font-name="Liberation Serif" officeooo:rsid="008b9f38"/>
    </style:style>
    <style:style style:name="T126" style:family="text">
      <style:text-properties style:text-position="0% 100%" style:font-name="Liberation Serif" officeooo:rsid="008c3575"/>
    </style:style>
    <style:style style:name="T127" style:family="text">
      <style:text-properties style:text-position="0% 100%" style:font-name="Liberation Serif" officeooo:rsid="00904eb3"/>
    </style:style>
    <style:style style:name="T128" style:family="text">
      <style:text-properties style:text-position="0% 100%" style:font-name="Liberation Serif" officeooo:rsid="00915891"/>
    </style:style>
    <style:style style:name="T129" style:family="text">
      <style:text-properties style:text-position="0% 100%" officeooo:rsid="006dd091"/>
    </style:style>
    <style:style style:name="T130" style:family="text">
      <style:text-properties style:text-position="0% 100%" officeooo:rsid="006f5276"/>
    </style:style>
    <style:style style:name="T131" style:family="text">
      <style:text-properties officeooo:rsid="0039ef05"/>
    </style:style>
    <style:style style:name="T132" style:family="text">
      <style:text-properties officeooo:rsid="00472317"/>
    </style:style>
    <style:style style:name="T133" style:family="text">
      <style:text-properties officeooo:rsid="00512695"/>
    </style:style>
    <style:style style:name="T134" style:family="text">
      <style:text-properties officeooo:rsid="00732743"/>
    </style:style>
    <style:style style:name="T135" style:family="text">
      <style:text-properties officeooo:rsid="00c88f3d"/>
    </style:style>
    <style:style style:name="T136" style:family="text">
      <style:text-properties officeooo:rsid="00c8c536"/>
    </style:style>
    <style:style style:name="T137" style:family="text">
      <style:text-properties officeooo:rsid="00db64aa"/>
    </style:style>
    <style:style style:name="T138" style:family="text">
      <style:text-properties officeooo:rsid="010d8a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><text:span text:style-name="T76">CORRIGE </text:span>DM : PUISSANCES ET ECRITURE</text:p>
      <text:p text:style-name="P3">0. Écritures de nombres</text:p>
      <text:p text:style-name="P1"><text:span text:style-name="T1">a. </text:span>0 ;1 ;2 ;3 ;4 ;5 ;6 ;7;8 ;9 <text:span text:style-name="T77">sont tout autant des chiffres que des nombres. Ce sont des nombres à un chiffre. Tout comme, en français, dans la phrase « j’y vais », ‘y’ est un mot à une seule lettre.</text:span></text:p>
      <text:p text:style-name="P2"><text:span text:style-name="T1">b. </text:span>00 ;01 ;02;03;04;05;06;07;08;09 ; <text:span text:style-name="T78">10 ; 11 … 99 sont 100 écritures différentes. <text:line-break/>Il y en a 99 de 01 à 99 et il ne faut pas oublier 00, ce qui fait 100 en tout. 100 = 10</text:span><text:span text:style-name="T104">2</text:span><text:span text:style-name="T78"><text:line-break/>Autre démarche : il y a 10 possibilités pour le premier chiffre, 10 pour le deuxième : <text:line-break/>ce qui donne 10 </text:span><text:span text:style-name="T80">×</text:span><text:span text:style-name="T93"> </text:span><text:span text:style-name="T94">10 = 10</text:span><text:span text:style-name="T98">2</text:span><text:span text:style-name="T108"> = 100 </text:span><text:span text:style-name="T109">écritures différentes.</text:span></text:p>
      <text:p text:style-name="P3">1. Le cadenas à code</text:p>
      <text:p text:style-name="P6"><text:span text:style-name="T1">a. Il y a 10 possibilités pour chaque chiffre. Ce qui fait en tout 10 </text:span><text:span text:style-name="T80">×</text:span><text:span text:style-name="T93"> </text:span><text:span text:style-name="T94">10 </text:span><text:span text:style-name="T80">×</text:span><text:span text:style-name="T93"> </text:span><text:span text:style-name="T94">10 = 10</text:span><text:span text:style-name="T99">3 </text:span><text:span text:style-name="T110">codes différents.</text:span></text:p>
      <text:p text:style-name="P7"><text:span text:style-name="T131">Il y a 1000 codes. Chaque test prend au voleur une seconde. Cela va lui prendre 1000 secondes.<text:line-break/>1000 s = </text:span><text:span text:style-name="T131"><draw:frame draw:style-name="fr1" draw:name="Objet1" text:anchor-type="as-char" svg:y="-0.619cm" svg:width="1.13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1"><text:s/>min </text:span>≈ 16,67 <text:span text:style-name="T132">min <text:s text:c="16"/>0,67 min = 0,67 </text:span><text:span text:style-name="T80">× </text:span><text:span text:style-name="T81">60 s = </text:span><text:span text:style-name="T82">40,2 s<text:line-break/></text:span><text:span text:style-name="T83">Le voleur mettra </text:span><text:span text:style-name="T84">environ</text:span><text:span text:style-name="T83"> </text:span><text:span text:style-name="T84">16 min et 40 </text:span><text:span text:style-name="T85">secondes. </text:span><text:span text:style-name="T86">C’est presque faisable en une récréation.</text:span></text:p>
      <text:p text:style-name="P8">b. <text:span text:style-name="T133">On rajoute un chiffre. </text:span><text:s/>Ce<text:span text:style-name="T133">la va donner</text:span> 10 <text:span text:style-name="T80">×</text:span><text:span text:style-name="T93"> </text:span><text:span text:style-name="T94">10 </text:span><text:span text:style-name="T80">×</text:span><text:span text:style-name="T93"> </text:span><text:span text:style-name="T94">10 </text:span><text:span text:style-name="T80">×</text:span><text:span text:style-name="T93"> </text:span><text:span text:style-name="T94">10 = 10</text:span><text:span text:style-name="T100">4</text:span><text:span text:style-name="T99"> </text:span><text:span text:style-name="T110">codes différents.</text:span></text:p>
      <text:p text:style-name="P9"><text:span text:style-name="T110">L</text:span><text:span text:style-name="T107">e voleur mettra 10 fois plus de temps, </text:span><text:span text:style-name="T112">soit </text:span><text:span text:style-name="T111">10 000 secondes. </text:span><text:span text:style-name="T113">Ce qui fait </text:span><text:span text:style-name="T114">environ 166,67 min, </text:span><text:span text:style-name="T115">autrement dit : </text:span><text:span text:style-name="T116">2 heures </text:span><text:span text:style-name="T117">46 minutes et </text:span><text:span text:style-name="T118">40 secondes.</text:span></text:p>
      <text:p text:style-name="P10">c. <text:span text:style-name="T133">On rajoute encore un chiffre. <text:s/>Cela va donner 10 </text:span><text:span text:style-name="T80">×</text:span><text:span text:style-name="T93"> </text:span><text:span text:style-name="T94">10 </text:span><text:span text:style-name="T80">×</text:span><text:span text:style-name="T93"> </text:span><text:span text:style-name="T94">10 </text:span><text:span text:style-name="T80">×</text:span><text:span text:style-name="T93"> </text:span><text:span text:style-name="T94">10 </text:span><text:span text:style-name="T80">×</text:span><text:span text:style-name="T93"> </text:span><text:span text:style-name="T94">10 = 10</text:span><text:span text:style-name="T101">5</text:span><text:span text:style-name="T99"> </text:span><text:span text:style-name="T110">codes différents.</text:span></text:p>
      <text:p text:style-name="P11"><text:span text:style-name="T110">I</text:span><text:span text:style-name="T107">l va mettre </text:span><text:span text:style-name="T119">encore 10 fois plus de temps, </text:span><text:span text:style-name="T120">100 000 secondes. </text:span><text:span text:style-name="T122">Plus de </text:span><text:span text:style-name="T121">27 heures.</text:span></text:p>
      <text:p text:style-name="P4"><text:span text:style-name="T64">2</text:span>. <text:span text:style-name="T1">Adresses IP :</text:span></text:p>
      <text:p text:style-name="P32">a. De 1 à 255, il y a 255 nombres. Et on <text:span text:style-name="T138">n’</text:span>oublie pas le zéro, ce qui fait 256 nombres.</text:p>
      <text:p text:style-name="P5"><text:span text:style-name="T68">b. Les adresses vont de 0.0.0.0 à 255.255.255.255. Il y a 256</text:span><text:span text:style-name="T105">4 </text:span><text:span text:style-name="T129">adresses différentes.</text:span></text:p>
      <text:p text:style-name="P12"><text:span text:style-name="T68">c. 256</text:span><text:span text:style-name="T105">4 </text:span><text:span text:style-name="T130">= </text:span>4 294 967 296. <text:span text:style-name="T134">Il y a plus de 7 milliards d’être humains sur Terre, et en 2020 il y a environ 30 milliards d’objets connectés à Internet. Cela a été rendu possible en passant à un nouveau système d’adressage : IPV6, qui permet d’avoir beaucoup plus d’adresses.<text:line-break/><text:line-break/></text:span><text:span text:style-name="T65">3</text:span><text:span text:style-name="T66">. </text:span><text:span text:style-name="T67">Les mots de passe sur internet</text:span></text:p>
      <text:p text:style-name="P26"><text:span text:style-name="T69">a. Il y a 26 lettres dans l’alphabet.<text:line-break/>b1. 3 caractères, uniquement des chiffres. On retrouve le cadenas à code. 10 </text:span><text:span text:style-name="T80">×</text:span><text:span text:style-name="T93"> </text:span><text:span text:style-name="T94">10 </text:span><text:span text:style-name="T80">×</text:span><text:span text:style-name="T93"> </text:span><text:span text:style-name="T94">10 </text:span><text:span text:style-name="T95">= 10</text:span><text:span text:style-name="T102">3 </text:span><text:span text:style-name="T123">= 1000 </text:span><text:span text:style-name="T124">On peut former </text:span><text:span text:style-name="T123">10</text:span><text:span text:style-name="T102">3</text:span><text:span text:style-name="T124"> </text:span><text:span text:style-name="T123">chaînes de caractères différentes.</text:span><text:span text:style-name="T69"><text:line-break/>b2. C’est comme si on avait un cadenas à code avec des lettres. 26 </text:span><text:span text:style-name="T80">×</text:span><text:span text:style-name="T93"> </text:span><text:span text:style-name="T96">26</text:span><text:span text:style-name="T94"> </text:span><text:span text:style-name="T80">×</text:span><text:span text:style-name="T93"> </text:span><text:span text:style-name="T96">26</text:span><text:span text:style-name="T94"> </text:span><text:span text:style-name="T95">= </text:span><text:span text:style-name="T96">26</text:span><text:span text:style-name="T102">3 </text:span><text:span text:style-name="T123">= </text:span><text:span text:style-name="T125">17576<text:line-break/></text:span><text:span text:style-name="T124">On peut former </text:span><text:span text:style-name="T123">2</text:span><text:span text:style-name="T126">6</text:span><text:span text:style-name="T103">3</text:span><text:span text:style-name="T124"> </text:span><text:span text:style-name="T123">chaînes de caractères différentes.</text:span><text:span text:style-name="T69"><text:line-break/>b3. Pour chaque caractère les possibilités sont a,b,c,…,z,0,1,2,...,9. <text:tab/>26 + 10 = 36.<text:line-break/>3</text:span><text:span text:style-name="T96">6</text:span><text:span text:style-name="T102">3 </text:span><text:span text:style-name="T123">= </text:span><text:span text:style-name="T127">46656</text:span><text:span text:style-name="T125">. </text:span><text:span text:style-name="T124">On peut former </text:span><text:span text:style-name="T128">3</text:span><text:span text:style-name="T126">6</text:span><text:span text:style-name="T103">3</text:span><text:span text:style-name="T124"> </text:span><text:span text:style-name="T123">chaînes de caractères différentes.<text:line-break/></text:span></text:p>
      <text:p text:style-name="P29"/>
      <text:p text:style-name="P26"><text:span text:style-name="T74">c. </text:span><text:span text:style-name="T2">L’attaque p</text:span><text:span text:style-name="T5">ar</text:span><text:span text:style-name="T2"> force </text:span><text:span text:style-name="T5">brute </text:span><text:span text:style-name="T2">est l’équivalent numérique de la stratégie du voleur pour le cadenas à code ; </text:span><text:span text:style-name="T6">O</text:span><text:span text:style-name="T3">n n’essaye pas de deviner le code, on teste bêtement toutes les poss</text:span><text:span text:style-name="T4">i</text:span><text:span text:style-name="T3">bilités, </text:span><text:span text:style-name="T7">car on sait qu’en les essayant toutes, on finira par tomber sur la bonne.<text:line-break/></text:span><text:span text:style-name="T9">c1</text:span><text:span text:style-name="T8">. </text:span><text:span text:style-name="T10">Le pirate va mettre </text:span><text:span text:style-name="T11"><draw:frame draw:style-name="fr1" draw:name="Objet2" text:anchor-type="as-char" svg:y="-0.619cm" svg:width="2.085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1">secondes. <text:line-break/></text:span><text:span text:style-name="T12">Avec la notation scientifique :</text:span><text:span text:style-name="T12"><draw:frame draw:style-name="fr1" draw:name="Objet3" text:anchor-type="as-char" svg:y="-0.681cm" svg:width="1.415cm" svg:height="1.118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">= </text:span><text:span text:style-name="T13"><draw:frame draw:style-name="fr1" draw:name="Objet4" text:anchor-type="as-char" svg:y="-0.619cm" svg:width="1.617cm" svg:height="0.998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3">≈ </text:span><text:span text:style-name="T14"><text:s/></text:span><text:span text:style-name="T14"><draw:frame draw:style-name="fr1" draw:name="Objet6" text:anchor-type="as-char" svg:y="-0.437cm" svg:width="2.064cm" svg:height="0.527cm" draw:z-index="1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3">≈</text:span><draw:frame draw:style-name="fr1" draw:name="Objet5" text:anchor-type="as-char" svg:y="-0.437cm" svg:width="2.048cm" svg:height="0.52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3">Le pirate mettra environ 333 millionièmes de secondes pour tester toutes les chaînes de caractères de longueur 3 formées uniquement de chiffres.</text:p>
      <text:p text:style-name="P27"><text:span text:style-name="T9">c</text:span><text:span text:style-name="T15">2</text:span><text:span text:style-name="T8">.</text:span><text:span text:style-name="T10">Le pirate va mettre</text:span><text:span text:style-name="T11"><draw:frame draw:style-name="fr1" draw:name="Objet7" text:anchor-type="as-char" svg:y="-0.681cm" svg:width="1.626cm" svg:height="1.118cm" draw:z-index="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1">secondes.<text:line-break/></text:span><text:span text:style-name="T11"><draw:frame draw:style-name="fr1" draw:name="Objet8" text:anchor-type="as-char" svg:y="-0.681cm" svg:width="1.626cm" svg:height="1.11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1">≈</text:span><text:span text:style-name="T30"><draw:frame draw:style-name="fr1" draw:name="Objet9" text:anchor-type="as-char" svg:y="-0.681cm" svg:width="1.954cm" svg:height="1.118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31">=</text:span><text:span text:style-name="T31"><draw:frame draw:style-name="fr1" draw:name="Objet10" text:anchor-type="as-char" svg:y="-0.619cm" svg:width="2.134cm" svg:height="0.998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1">=</text:span><text:span text:style-name="T31"><draw:frame draw:style-name="fr1" draw:name="Objet11" text:anchor-type="as-char" svg:y="-0.619cm" svg:width="2.134cm" svg:height="0.998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1">=</text:span><text:span text:style-name="T31"><draw:frame draw:style-name="fr1" draw:name="Objet12" text:anchor-type="as-char" svg:y="-0.437cm" svg:width="2.267cm" svg:height="0.527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2">= </text:span><text:span text:style-name="T32"><draw:frame draw:style-name="fr1" draw:name="Objet13" text:anchor-type="as-char" svg:y="-0.437cm" svg:width="2.064cm" svg:height="0.527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<text:line-break/></text:span><text:span text:style-name="T16">Ce qui fait </text:span><text:span text:style-name="T17">environ 5,86 </text:span><text:span text:style-name="T21">× </text:span><text:span text:style-name="T22">10</text:span><text:span text:style-name="T23">-4 </text:span><text:span text:style-name="T25">secondes. </text:span><text:span text:style-name="T26">Donc environ 59</text:span><text:span text:style-name="T27">0</text:span><text:span text:style-name="T26"> </text:span><text:span text:style-name="T27">micro</text:span><text:span text:style-name="T28">s</text:span><text:span text:style-name="T26">econdes.</text:span></text:p>
      <text:p text:style-name="P28"><text:span text:style-name="T34">C</text:span><text:span text:style-name="T36">3</text:span><text:span text:style-name="T35">. </text:span><text:span text:style-name="T37">Le pirate va mettre</text:span><text:span text:style-name="T38"><draw:frame draw:style-name="fr1" draw:name="Objet14" text:anchor-type="as-char" svg:y="-0.681cm" svg:width="1.626cm" svg:height="1.118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38">secondes, </text:span><text:span text:style-name="T39">ce qui fait environ </text:span><text:span text:style-name="T40">1,56 milli</text:span><text:span text:style-name="T41">secondes.</text:span></text:p>
      <text:p text:style-name="P33">Conclusion : les chaînes de caractère courtes sont testées en un clin d’oeil.</text:p>
      <text:p text:style-name="P14">d. <text:span text:style-name="T70">Pour se protéger, on choisit un mot de passe </text:span><text:span text:style-name="T71">long,</text:span><text:span text:style-name="T70"> qui fait 20 caractères.</text:span></text:p>
      <text:p text:style-name="P21"><text:span text:style-name="T137">26</text:span><text:span text:style-name="T106">20</text:span><text:span text:style-name="T137"> </text:span><text:span text:style-name="T11">≈</text:span><text:span text:style-name="T137"> </text:span>1,993 x 10<text:span text:style-name="T97">28</text:span></text:p>
      <text:p text:style-name="P22"><draw:frame draw:style-name="fr1" draw:name="Objet15" text:anchor-type="as-char" svg:y="-0.681cm" svg:width="1.626cm" svg:height="1.118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11">≈ </text:span><text:span text:style-name="T11"><draw:frame draw:style-name="fr1" draw:name="Objet16" text:anchor-type="as-char" svg:y="-0.681cm" svg:width="2.277cm" svg:height="1.118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">= <text:s/></text:span><text:span text:style-name="T18"><draw:frame draw:style-name="fr1" draw:name="Objet17" text:anchor-type="as-char" svg:y="-0.619cm" svg:width="2.274cm" svg:height="0.998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9">= </text:span><text:span text:style-name="T19"><draw:frame draw:style-name="fr1" draw:name="Objet18" text:anchor-type="as-char" svg:y="-0.437cm" svg:width="1.995cm" svg:height="0.527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9">. <text:line-break/></text:span><text:span text:style-name="T20">Le pirate mettre 6,64 x 10</text:span><text:span text:style-name="T24">20 </text:span><text:span text:style-name="T43">secondes, </text:span></text:p>
      <text:p text:style-name="P23"><text:span text:style-name="T48"><draw:frame draw:style-name="fr1" draw:name="Objet20" text:anchor-type="as-char" svg:y="-0.437cm" svg:width="1.995cm" svg:height="0.52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33">secondes, </text:span><text:span text:style-name="T49">ça</text:span><text:span text:style-name="T42"> fait </text:span><text:span text:style-name="T47">combien d’années </text:span><text:span text:style-name="T44">?</text:span></text:p>
      <text:p text:style-name="P24"><text:span text:style-name="T44">U</text:span><text:span text:style-name="T46">ne année c’est 365 x 24 x 60 x 60 secondes. <text:tab/>365 </text:span><text:span text:style-name="T29">×</text:span><text:span text:style-name="T46"> 24 </text:span><text:span text:style-name="T29">×</text:span><text:span text:style-name="T46"> 60 </text:span><text:span text:style-name="T29">×</text:span><text:span text:style-name="T46"> 60 </text:span><text:span text:style-name="T45">= </text:span><text:span text:style-name="T50">31 536 000 </text:span><text:span text:style-name="T51">= </text:span><text:span text:style-name="T52">3,15 </text:span><text:span text:style-name="T60">×</text:span><text:span text:style-name="T52"> 10</text:span><text:span text:style-name="T61">7</text:span></text:p>
      <text:p text:style-name="P25"><text:span text:style-name="T61"><draw:frame draw:style-name="fr1" draw:name="Objet19" text:anchor-type="as-char" svg:y="-0.681cm" svg:width="2.08cm" svg:height="1.118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53">≈ </text:span><text:span text:style-name="T54">2 </text:span><text:span text:style-name="T60">×</text:span><text:span text:style-name="T52"> 10</text:span><text:span text:style-name="T62">13 </text:span><text:span text:style-name="T55">. <text:s text:c="3"/></text:span><text:span text:style-name="T56">Le pirate </text:span><text:span text:style-name="T57">mettra </text:span><text:span text:style-name="T59">environ </text:span><text:span text:style-name="T58">20 mille milliards d’années. </text:span></text:p>
      <text:p text:style-name="P34">Si j’étais lui, je chercherais une autre technique pour les mots de passe longs.</text:p>
      <text:p text:style-name="P14"><text:span text:style-name="T75">A réfléchir tranquillement (</text:span><text:span text:style-name="T73">cette question ne fait pas partie du DM</text:span><text:span text:style-name="T75">): <text:line-break/>Peut-on vraiment se sentir mieux protégé maintenant que l’on a mis un mot de passe long ?<text:line-break/>Une piste de réflexion :</text:span></text:p>
      <text:p text:style-name="P15">Imaginons que le pirate ait une liste des mots français les plus utilisés. <text:line-break/>Il peut essayer de fabriquer des chaînes de caractère<text:span text:style-name="T136">s</text:span> en mettant à la suite différents mots dans <text:span text:style-name="T135">n’importe quel ordre.<text:line-break/>Fabriquer une chaîne de caractères en mettant à la suite des chaînes de caractères s’appelle </text:span><text:span text:style-name="T72">concaténer </text:span><text:span text:style-name="T63">les chaînes</text:span><text:span text:style-name="T135">. On note souvent les chaînes de caractère entre apostrophes </text:span><text:span text:style-name="T87">''.</text:span><text:span text:style-name="T135"> </text:span></text:p>
      <text:p text:style-name="P16">Exemple : à partir de <text:span text:style-name="T87">''</text:span>chien<text:span text:style-name="T87">''</text:span> et <text:span text:style-name="T87">''</text:span>mechant<text:span text:style-name="T87">''</text:span> on fabrique <text:span text:style-name="T87">''</text:span>chienmechant<text:span text:style-name="T87">''</text:span>.</text:p>
      <text:p text:style-name="P17">S’il a dans sa liste <text:span text:style-name="T87">''</text:span>mon<text:span text:style-name="T87">''</text:span>, <text:span text:style-name="T87">''</text:span>mot<text:span text:style-name="T87">''</text:span>, <text:span text:style-name="T87">''</text:span>de<text:span text:style-name="T87">''</text:span>, <text:span text:style-name="T87">''</text:span>passe<text:span text:style-name="T87">''</text:span>, <text:span text:style-name="T87">''</text:span>est<text:span text:style-name="T87">'' </text:span>et <text:span text:style-name="T87">''</text:span><text:span text:style-name="T79">fort</text:span><text:span text:style-name="T87">'', </text:span><text:span text:style-name="T88">il pourra fabriquer par exemple :</text:span></text:p>
      <text:p text:style-name="P18"><text:span text:style-name="T87">''</text:span><text:span text:style-name="T88">monpassefort</text:span><text:span text:style-name="T87">'', ''</text:span><text:span text:style-name="T88">mondemon</text:span><text:span text:style-name="T87">'', ''</text:span><text:span text:style-name="T88">demonfortpasseest</text:span><text:span text:style-name="T87">'', </text:span><text:span text:style-name="T89">et aussi <text:s/></text:span><text:span text:style-name="T87">''</text:span><text:span text:style-name="T90">monmotdepasseestfort</text:span><text:span text:style-name="T87">''.</text:span></text:p>
      <text:p text:style-name="P19"><text:span text:style-name="T87">D</text:span><text:span text:style-name="T79">onc, utiliser des mots courants n’est pas forcément une bonne idée. <text:line-break/>Les élèves qui font des fautes d’orthographe sont privilégiés car s’ils font des fautes dans leur mot de passe, les mots « pièce de puzzle » à utiliser </text:span><text:span text:style-name="T91">seront plus compliqués à rassembler.</text:span></text:p>
      <text:p text:style-name="P20"><text:span text:style-name="T91">E</text:span><text:span text:style-name="T79">xemple : </text:span><text:span text:style-name="T92">monmautdepassépluxfau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13cm" fo:margin-bottom="0.7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1T10:30:55.365000000</meta:creation-date>
    <dc:date>2020-12-16T17:34:28.815000000</dc:date>
    <meta:editing-duration>PT1H57M47S</meta:editing-duration>
    <meta:editing-cycles>236</meta:editing-cycles>
    <meta:generator>LibreOffice/6.3.3.2$Windows_X86_64 LibreOffice_project/a64200df03143b798afd1ec74a12ab50359878ed</meta:generator>
    <meta:document-statistic meta:table-count="0" meta:image-count="0" meta:object-count="20" meta:page-count="2" meta:paragraph-count="35" meta:word-count="861" meta:character-count="4625" meta:non-whitespace-character-count="3759"/>
  </office:meta>
</office:document-meta>
</file>

<file path=Object 1/content.xml><?xml version="1.0" encoding="utf-8"?>
<math xmlns="http://www.w3.org/1998/Math/MathML" display="block">
  <semantics>
    <mfrac>
      <mn>1000</mn>
      <mn>60</mn>
    </mfrac>
    <annotation encoding="StarMath 5.0">{ 1000 over 60 }</annotation>
  </semantics>
</math>
</file>

<file path=Object 10/content.xml><?xml version="1.0" encoding="utf-8"?>
<math xmlns="http://www.w3.org/1998/Math/MathML" display="block">
  <semantics>
    <mrow>
      <mfrac>
        <mn>1,76</mn>
        <mn>3</mn>
      </mfrac>
      <mo stretchy="false">×</mo>
      <msup>
        <mn>10</mn>
        <mrow>
          <mo stretchy="false">−</mo>
          <mn>3</mn>
        </mrow>
      </msup>
    </mrow>
    <annotation encoding="StarMath 5.0">{1,76 over 3} times 10^-3</annotation>
  </semantics>
</math>
</file>

<file path=Object 11/content.xml><?xml version="1.0" encoding="utf-8"?>
<math xmlns="http://www.w3.org/1998/Math/MathML" display="block">
  <semantics>
    <mrow>
      <mfrac>
        <mn>1,76</mn>
        <mn>3</mn>
      </mfrac>
      <mo stretchy="false">×</mo>
      <msup>
        <mn>10</mn>
        <mrow>
          <mo stretchy="false">−</mo>
          <mn>3</mn>
        </mrow>
      </msup>
    </mrow>
    <annotation encoding="StarMath 5.0">{1,76 over 3} times 10^-3</annotation>
  </semantics>
</math>
</file>

<file path=Object 12/content.xml><?xml version="1.0" encoding="utf-8"?>
<math xmlns="http://www.w3.org/1998/Math/MathML" display="block">
  <semantics>
    <mrow>
      <mn>0,586</mn>
      <mo stretchy="false">×</mo>
      <msup>
        <mn>10</mn>
        <mrow>
          <mo stretchy="false">−</mo>
          <mn>3</mn>
        </mrow>
      </msup>
    </mrow>
    <annotation encoding="StarMath 5.0">{ 0,586 times 10^-3}</annotation>
  </semantics>
</math>
</file>

<file path=Object 13/content.xml><?xml version="1.0" encoding="utf-8"?>
<math xmlns="http://www.w3.org/1998/Math/MathML" display="block">
  <semantics>
    <mrow>
      <mn>5,86</mn>
      <mo stretchy="false">×</mo>
      <msup>
        <mn>10</mn>
        <mrow>
          <mo stretchy="false">−</mo>
          <mn>4</mn>
        </mrow>
      </msup>
    </mrow>
    <annotation encoding="StarMath 5.0">{ 5,86 times 10^-4}</annotation>
  </semantics>
</math>
</file>

<file path=Object 14/content.xml><?xml version="1.0" encoding="utf-8"?>
<math xmlns="http://www.w3.org/1998/Math/MathML" display="block">
  <semantics>
    <mfrac>
      <msup>
        <mn>36</mn>
        <mn>3</mn>
      </msup>
      <mrow>
        <mn>30</mn>
        <mo stretchy="false">×</mo>
        <msup>
          <mn>10</mn>
          <mn>6</mn>
        </msup>
      </mrow>
    </mfrac>
    <annotation encoding="StarMath 5.0">{ 36^3 over {30 times 10^6} }</annotation>
  </semantics>
</math>
</file>

<file path=Object 15/content.xml><?xml version="1.0" encoding="utf-8"?>
<math xmlns="http://www.w3.org/1998/Math/MathML" display="block">
  <semantics>
    <mfrac>
      <msup>
        <mn>26</mn>
        <mn>20</mn>
      </msup>
      <mrow>
        <mn>30</mn>
        <mo stretchy="false">×</mo>
        <msup>
          <mn>10</mn>
          <mn>6</mn>
        </msup>
      </mrow>
    </mfrac>
    <annotation encoding="StarMath 5.0">{ 26^20 over {30 times 10^6} }</annotation>
  </semantics>
</math>
</file>

<file path=Object 16/content.xml><?xml version="1.0" encoding="utf-8"?>
<math xmlns="http://www.w3.org/1998/Math/MathML" display="block">
  <semantics>
    <mfrac>
      <mrow>
        <mn>1,993</mn>
        <mo stretchy="false">×</mo>
        <msup>
          <mn>10</mn>
          <mn>28</mn>
        </msup>
      </mrow>
      <mrow>
        <mn>3</mn>
        <mo stretchy="false">×</mo>
        <msup>
          <mn>10</mn>
          <mn>7</mn>
        </msup>
      </mrow>
    </mfrac>
    <annotation encoding="StarMath 5.0">{ 1,993 times 10^28  over {3 times 10^7} }</annotation>
  </semantics>
</math>
</file>

<file path=Object 17/content.xml><?xml version="1.0" encoding="utf-8"?>
<math xmlns="http://www.w3.org/1998/Math/MathML" display="block">
  <semantics>
    <mrow>
      <mfrac>
        <mn>1,993</mn>
        <mn>3</mn>
      </mfrac>
      <mo stretchy="false">×</mo>
      <msup>
        <mn>10</mn>
        <mn>21</mn>
      </msup>
    </mrow>
    <annotation encoding="StarMath 5.0">{1,993 over 3} times 10^21</annotation>
  </semantics>
</math>
</file>

<file path=Object 18/content.xml><?xml version="1.0" encoding="utf-8"?>
<math xmlns="http://www.w3.org/1998/Math/MathML" display="block">
  <semantics>
    <mrow>
      <mn>6,64</mn>
      <mo stretchy="false">×</mo>
      <msup>
        <mn>10</mn>
        <mn>20</mn>
      </msup>
    </mrow>
    <annotation encoding="StarMath 5.0">{ 6,64 times 10^20}</annotation>
  </semantics>
</math>
</file>

<file path=Object 19/content.xml><?xml version="1.0" encoding="utf-8"?>
<math xmlns="http://www.w3.org/1998/Math/MathML" display="block">
  <semantics>
    <mfrac>
      <mrow>
        <mn>6,64</mn>
        <mo stretchy="false">×</mo>
        <msup>
          <mn>10</mn>
          <mn>20</mn>
        </msup>
      </mrow>
      <mrow>
        <mn>3,15</mn>
        <mo stretchy="false">×</mo>
        <msup>
          <mn>10</mn>
          <mn>7</mn>
        </msup>
      </mrow>
    </mfrac>
    <annotation encoding="StarMath 5.0">{ 6,64 times 10^20 over {3,15 times 10^7} }</annotation>
  </semantics>
</math>
</file>

<file path=Object 2/content.xml><?xml version="1.0" encoding="utf-8"?>
<math xmlns="http://www.w3.org/1998/Math/MathML" display="block">
  <semantics>
    <mfrac>
      <mn>1000</mn>
      <mrow>
        <mn>30</mn>
        <mn>000</mn>
        <mn>000</mn>
      </mrow>
    </mfrac>
    <annotation encoding="StarMath 5.0">{ 1000 over {30 000 000} }</annotation>
  </semantics>
</math>
</file>

<file path=Object 20/content.xml><?xml version="1.0" encoding="utf-8"?>
<math xmlns="http://www.w3.org/1998/Math/MathML" display="block">
  <semantics>
    <mrow>
      <mn>6,64</mn>
      <mo stretchy="false">×</mo>
      <msup>
        <mn>10</mn>
        <mn>20</mn>
      </msup>
    </mrow>
    <annotation encoding="StarMath 5.0">{ 6,64 times 10^20}</annotation>
  </semantics>
</math>
</file>

<file path=Object 3/content.xml><?xml version="1.0" encoding="utf-8"?>
<math xmlns="http://www.w3.org/1998/Math/MathML" display="block">
  <semantics>
    <mfrac>
      <mrow>
        <mn>1</mn>
        <mo stretchy="false">×</mo>
        <msup>
          <mn>10</mn>
          <mn>3</mn>
        </msup>
      </mrow>
      <mrow>
        <mn>3</mn>
        <mo stretchy="false">×</mo>
        <msup>
          <mn>10</mn>
          <mn>7</mn>
        </msup>
      </mrow>
    </mfrac>
    <annotation encoding="StarMath 5.0">{ 1 times 10^3 over {3 times 10^7} }</annotation>
  </semantics>
</math>
</file>

<file path=Object 4/content.xml><?xml version="1.0" encoding="utf-8"?>
<math xmlns="http://www.w3.org/1998/Math/MathML" display="block">
  <semantics>
    <mrow>
      <mfrac>
        <mn>1</mn>
        <mn>3</mn>
      </mfrac>
      <mo stretchy="false">×</mo>
      <msup>
        <mn>10</mn>
        <mrow>
          <mo stretchy="false">−</mo>
          <mn>4</mn>
        </mrow>
      </msup>
    </mrow>
    <annotation encoding="StarMath 5.0">{ {1 over 3} times 10^-4}</annotation>
  </semantics>
</math>
</file>

<file path=Object 5/content.xml><?xml version="1.0" encoding="utf-8"?>
<math xmlns="http://www.w3.org/1998/Math/MathML" display="block">
  <semantics>
    <mrow>
      <mn>3,33</mn>
      <mo stretchy="false">×</mo>
      <msup>
        <mn>10</mn>
        <mrow>
          <mo stretchy="false">−</mo>
          <mn>5</mn>
        </mrow>
      </msup>
    </mrow>
    <annotation encoding="StarMath 5.0">{ 3,33 times 10^-5}</annotation>
  </semantics>
</math>
</file>

<file path=Object 6/content.xml><?xml version="1.0" encoding="utf-8"?>
<math xmlns="http://www.w3.org/1998/Math/MathML" display="block">
  <semantics>
    <mrow>
      <mn>0,33</mn>
      <mo stretchy="false">×</mo>
      <msup>
        <mn>10</mn>
        <mrow>
          <mo stretchy="false">−</mo>
          <mn>4</mn>
        </mrow>
      </msup>
    </mrow>
    <annotation encoding="StarMath 5.0">{ 0,33 times 10^-4}</annotation>
  </semantics>
</math>
</file>

<file path=Object 7/content.xml><?xml version="1.0" encoding="utf-8"?>
<math xmlns="http://www.w3.org/1998/Math/MathML" display="block">
  <semantics>
    <mfrac>
      <msup>
        <mn>26</mn>
        <mn>3</mn>
      </msup>
      <mrow>
        <mn>30</mn>
        <mo stretchy="false">×</mo>
        <msup>
          <mn>10</mn>
          <mn>6</mn>
        </msup>
      </mrow>
    </mfrac>
    <annotation encoding="StarMath 5.0">{ 26^3 over {30 times 10^6} }</annotation>
  </semantics>
</math>
</file>

<file path=Object 8/content.xml><?xml version="1.0" encoding="utf-8"?>
<math xmlns="http://www.w3.org/1998/Math/MathML" display="block">
  <semantics>
    <mfrac>
      <msup>
        <mn>26</mn>
        <mn>3</mn>
      </msup>
      <mrow>
        <mn>30</mn>
        <mo stretchy="false">×</mo>
        <msup>
          <mn>10</mn>
          <mn>6</mn>
        </msup>
      </mrow>
    </mfrac>
    <annotation encoding="StarMath 5.0">{ 26^3 over {30 times 10^6} }</annotation>
  </semantics>
</math>
</file>

<file path=Object 9/content.xml><?xml version="1.0" encoding="utf-8"?>
<math xmlns="http://www.w3.org/1998/Math/MathML" display="block">
  <semantics>
    <mfrac>
      <mrow>
        <mn>1,76</mn>
        <mo stretchy="false">×</mo>
        <msup>
          <mn>10</mn>
          <mn>4</mn>
        </msup>
      </mrow>
      <mrow>
        <mn>3</mn>
        <mo stretchy="false">×</mo>
        <msup>
          <mn>10</mn>
          <mn>7</mn>
        </msup>
      </mrow>
    </mfrac>
    <annotation encoding="StarMath 5.0">{ 1,76 times 10^4  over {3 times 10^7} }</annotation>
  </semantics>
</math>
</file>